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3" style:family="paragraph" style:parent-style-name="Preformatted_20_Text">
      <style:text-properties fo:font-size="9pt" officeooo:rsid="00070cb6" officeooo:paragraph-rsid="00070cb6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8" style:family="paragraph" style:parent-style-name="Preformatted_20_Text">
      <style:text-properties fo:font-size="9pt" officeooo:rsid="0012457b" officeooo:paragraph-rsid="0012457b" style:font-size-asian="9pt" style:font-size-complex="9pt"/>
    </style:style>
    <style:style style:name="P9" style:family="paragraph" style:parent-style-name="Preformatted_20_Text">
      <style:text-properties fo:font-size="9pt" officeooo:rsid="0004e51a" officeooo:paragraph-rsid="0004e51a" style:font-size-asian="9pt" style:font-size-complex="9pt"/>
    </style:style>
    <style:style style:name="P10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11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12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13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183f9"/>
    </style:style>
    <style:style style:name="T4" style:family="text">
      <style:text-properties officeooo:rsid="0005edbe"/>
    </style:style>
    <style:style style:name="T5" style:family="text">
      <style:text-properties officeooo:rsid="0008013f"/>
    </style:style>
    <style:style style:name="T6" style:family="text">
      <style:text-properties officeooo:rsid="000c1ad8"/>
    </style:style>
    <style:style style:name="T7" style:family="text">
      <style:text-properties officeooo:rsid="000e348b"/>
    </style:style>
    <style:style style:name="T8" style:family="text">
      <style:text-properties officeooo:rsid="000ed277"/>
    </style:style>
    <style:style style:name="T9" style:family="text">
      <style:text-properties officeooo:rsid="0012457b"/>
    </style:style>
    <style:style style:name="T10" style:family="text">
      <style:text-properties officeooo:rsid="00140c9d"/>
    </style:style>
    <style:style style:name="T11" style:family="text">
      <style:text-properties officeooo:rsid="00155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alData {</text:p>
      <text:p text:style-name="P1"><text:tab/>boardData{}</text:p>
      <text:p text:style-name="P2"><text:tab/>getSquareFromCoordinate()</text:p>
      <text:p text:style-name="P3"><text:tab/>updateAvailableSquares()</text:p>
      <text:p text:style-name="P2"><text:tab/>updateBoard()</text:p>
      <text:p text:style-name="P2">}</text:p>
      <text:p text:style-name="P1"><text:tab/></text:p>
      <text:p text:style-name="P4"/>
      <text:p text:style-name="P4"><text:span text:style-name="T2">b</text:span>oard {</text:p>
      <text:p text:style-name="P4"><text:tab/>squareFactory(<text:span text:style-name="T7">xCoordinate, yCoordinate, color</text:span>)<text:span text:style-name="T7">{</text:span></text:p>
      <text:p text:style-name="P6"><text:tab/><text:tab/>LET coordinates = [xCoordinate, yCoordinate]</text:p>
      <text:p text:style-name="P6"><text:tab/><text:tab/>LET color = color</text:p>
      <text:p text:style-name="P6"><text:tab/><text:tab/>LET content = ""</text:p>
      <text:p text:style-name="P6"><text:tab/><text:tab/>LET highlight = false</text:p>
      <text:p text:style-name="P6"><text:tab/><text:tab/>RETURN the object with the current variables as properties</text:p>
      <text:p text:style-name="P6"><text:span text:style-name="T10"><text:tab/></text:span>}</text:p>
      <text:p text:style-name="P6"><text:tab/><text:tab/></text:p>
      <text:p text:style-name="P5"><text:span text:style-name="T10"><text:tab/></text:span><text:span text:style-name="T1">runS</text:span>quareGenerator()<text:span text:style-name="T8">{</text:span></text:p>
      <text:p text:style-name="P7"><text:tab/>LET color = "white"</text:p>
      <text:p text:style-name="P7"><text:tab/>LET xCoordinate = 1</text:p>
      <text:p text:style-name="P7"><text:tab/>LET yCoordinate = 1</text:p>
      <text:p text:style-name="P7"><text:tab/>DO loop{</text:p>
      <text:p text:style-name="P7"><text:tab/><text:tab/>CREATE <text:span text:style-name="T9">square object</text:span> through squareFactory(xCoordinate, Ycoordinate, color)</text:p>
      <text:p text:style-name="P8"><text:tab/><text:tab/>ADD eventlistener to square<text:tab/></text:p>
      <text:p text:style-name="P8"/>
      <text:p text:style-name="P7"><text:tab/><text:tab/>IF xCoordinate &lt; 8</text:p>
      <text:p text:style-name="P7"><text:tab/><text:tab/><text:tab/>INCREMENT xCoordinate</text:p>
      <text:p text:style-name="P7"><text:tab/><text:tab/>ELSE IF yCoordinate &lt; 8</text:p>
      <text:p text:style-name="P7"><text:tab/><text:tab/><text:tab/>INCREMENT yCoordinate</text:p>
      <text:p text:style-name="P7"><text:tab/><text:tab/><text:tab/>xCoordinate = 1</text:p>
      <text:p text:style-name="P7"><text:tab/><text:tab/>ELSE</text:p>
      <text:p text:style-name="P7"><text:tab/><text:tab/><text:tab/>BREAK do loop</text:p>
      <text:p text:style-name="P7"><text:tab/>}</text:p>
      <text:p text:style-name="P1">}</text:p>
      <text:p text:style-name="P1"/>
      <text:p text:style-name="P1"/>
      <text:p text:style-name="P1"><text:span text:style-name="T2">p</text:span>ieces {</text:p>
      <text:p text:style-name="P1"><text:tab/>constructor()</text:p>
      <text:p text:style-name="P1"/>
      <text:p text:style-name="P1"><text:tab/><text:span text:style-name="T1">list{}</text:span></text:p>
      <text:p text:style-name="P9"><text:span text:style-name="T5"><text:tab/></text:span>placement{}</text:p>
      <text:p text:style-name="P10">}</text:p>
      <text:p text:style-name="P10"/>
      <text:p text:style-name="P10"><text:span text:style-name="T5"><text:tab/></text:span>preparation {</text:p>
      <text:p text:style-name="P10"><text:tab/>createBoard<text:span text:style-name="T3">()</text:span></text:p>
      <text:p text:style-name="P10"><text:span text:style-name="T5"><text:tab/></text:span>placePieces()</text:p>
      <text:p text:style-name="P10">}</text:p>
      <text:p text:style-name="P10"/>
      <text:p text:style-name="P10">gamePlay{</text:p>
      <text:p text:style-name="P10"><text:span text:style-name="T5"><text:tab/></text:span>checkSquareAction<text:span text:style-name="T4">()</text:span></text:p>
      <text:p text:style-name="P11"><text:tab/><text:tab/><text:span text:style-name="T6">selectPiece()</text:span></text:p>
      <text:p text:style-name="P12"><text:tab/><text:tab/>placePiece()</text:p>
      <text:p text:style-name="P12"><text:tab/><text:tab/>deselectPiece</text:p>
      <text:p text:style-name="P13"><text:span text:style-name="T5"><text:tab/></text:span>selectPiece()</text:p>
      <text:p text:style-name="P13"><text:span text:style-name="T5"><text:tab/></text:span>placePiece()</text:p>
      <text:p text:style-name="P13"><text:span text:style-name="T5"><text:tab/></text:span>deselectPiece()</text:p>
      <text:p text:style-name="P10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3T23:38:59.533883327</dc:date>
    <meta:editing-duration>PT48M53S</meta:editing-duration>
    <meta:editing-cycles>18</meta:editing-cycles>
    <meta:document-statistic meta:table-count="0" meta:image-count="0" meta:object-count="0" meta:page-count="1" meta:paragraph-count="50" meta:word-count="107" meta:character-count="853" meta:non-whitespace-character-count="730"/>
  </office:meta>
</office:document-meta>
</file>